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tsModule.getModu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Modul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Module.isPag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Module.refresh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utsModule.StrutsModule( String modu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